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What? Measure steady state growth curves of E. coli LM3113 (IPTG inducible H+ATPase) and LM3118 (wildtype) on succinate <text:s text:c="14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1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When? 11-2-2014 <text:s text:c="14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14"/>Addition of sugars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ow? Day 1: Take pre-adapted LM3113/LM3118 from glycerolstock, plate out on M9+1 ug/ml thiamine+15 mM succinate+10 uM IPTG agarose <text:s text:c="13"/>Pregrowth Micro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Store plates at 30degC for 48 hours <text:s text:c="11"/>Succinate (C4) 30 mM 15 m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3: <text:s/>Pick 2 colonies (biological replicates) in 50 ml M9+1 ug/ml thiamine+30 mM succ+10 uM IPTG, in 250 ml erlenmeyers <text:s text:c="1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at 30degC, 200 rpm to grow overnight <text:s text:c="1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4: Propagate cellcultures at OD540=0.005 to M9+thia+succ+IPTG before OD540=1 is reached to keep cells in exponential phase <text:s text:c="11"/>Stock solution of IPTG: 100 mM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at 30degC, 200 rpm to grow overnight <text:s text:c="11"/>[IPTG] in uM ul IPTG ul M9+thia+gl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5: Prepare fresh medium (M9+thia+succ) containing different concentrations of IPTG (see table right) <text:s text:c="11"/>0 0 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Measure OD540 of overnight cultures, dilute in fresh medium containing desired [IPTG] to an OD=0.0005 <text:s text:c="11"/>4 0.8 19999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overnight cultures back at 30degC, and measure OD540 three more times over 2 hours to ensure exponential growth <text:s text:c="11"/>8 1.6 1999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200 ul freshly inoculated medium in wells of 96-wells microplate (see setup below) <text:s text:c="11"/>12 2.4 19997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Cover microplate with MicroAmp Optical Adhesive foil, press on firmly, remove fingerprints with 70% EtOH <text:s text:c="11"/>16 3.2 19996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Measure growthcurves in microplate reader, at 30degC, shaking in between reads for 300sec, 540nm, every 10 minutes <text:s text:c="11"/>25 5 19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Keep measuring for at least 24 hours, <text:s/>until all wells have gone into stationary phase. <text:s text:c="11"/>50 10 199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6: Use computer software to analyze the data <text:s text:c="11"/>100 20 199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1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20140210_Data_succinate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spectramax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spectra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ample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train</text:p>
          </table:table-cell>
          <table:table-cell table:number-columns-repeated="2"/>
          <table:table-cell table:style-name="ce1" table:number-columns-repeated="9"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Sugar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IPTG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8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8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8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/>
          <table:table-cell table:number-columns-repeated="2" table:style-name="Default" office:value-type="float" office:value="25" calcext:value-type="float">
            <text:p>25</text:p>
          </table:table-cell>
          <table:table-cell table:number-columns-repeated="8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/>
          <table:table-cell table:number-columns-repeated="2" table:style-name="Default" office:value-type="float" office:value="50" calcext:value-type="float">
            <text:p>50</text:p>
          </table:table-cell>
          <table:table-cell table:number-columns-repeated="8"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8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3:01:21.962361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10-16T16:33:56.397976267</dc:date>
    <meta:editing-duration>PT8M56S</meta:editing-duration>
    <meta:editing-cycles>5</meta:editing-cycles>
    <meta:generator>LibreOffice/4.2.6.3$Linux_X86_64 LibreOffice_project/420m0$Build-3</meta:generator>
    <meta:document-statistic meta:table-count="1" meta:cell-count="590" meta:object-count="0"/>
  </office:meta>
</office:document-meta>
</file>